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automatic-styles>
    <style:style style:name="P1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fo:font-style="italic" loext:padding="0in" loext:border="none"/>
    </style:style>
    <style:style style:name="P2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loext:padding="0in" loext:border="none"/>
    </style:style>
    <style:style style:name="P4" style:family="paragraph" style:parent-style-name="Standard">
      <style:text-properties fo:color="#0c0c0c" loext:opacity="100%" style:font-name="var e-global-typography-primary-font-family" fo:font-size="13pt" fo:font-style="italic" fo:font-weight="bold" style:font-name-asian="DejaVu Sans" style:font-size-asian="13pt" style:font-weight-asian="bold" style:font-name-complex="FreeSans1" style:font-size-complex="13pt" style:font-weight-complex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00000" loext:opacity="100%" fo:font-size="11.25pt" loext:padding="0in" loext:border="none"/>
    </style:style>
    <style:style style:name="T1" style:family="text">
      <style:text-properties fo:font-style="italic"/>
    </style:style>
    <style:style style:name="T2" style:family="text">
      <style:text-properties fo:color="#000000" loext:opacity="100%" fo:font-size="11.25pt" fo:font-style="italic" loext:padding="0in" loext:border="none"/>
    </style:style>
    <style:style style:name="T3" style:family="text">
      <style:text-properties fo:color="#000000" loext:opacity="100%" fo:font-size="11.25pt" loext:padding="0in" loext:border="none"/>
    </style:style>
    <style:style style:name="T4" style:family="text">
      <style:text-properties officeooo:rsid="000c5349"/>
    </style:style>
    <style:style style:name="T5" style:family="text">
      <style:text-properties officeooo:rsid="000c5bf5"/>
    </style:style>
    <style:style style:name="T6" style:family="text">
      <style:text-properties officeooo:rsid="000c5d9f"/>
    </style:style>
    <style:style style:name="T7" style:family="text">
      <style:text-properties officeooo:rsid="000df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4">Familia </text:span><text:span text:style-name="T7">Pico</text:span><text:span text:style-name="T4"> – 0,</text:span><text:span text:style-name="T5">0</text:span><text:span text:style-name="T7">0</text:span><text:span text:style-name="T6">0</text:span><text:span text:style-name="T4">2 a </text:span><text:span text:style-name="T5">0,</text:span><text:span text:style-name="T6">0</text:span><text:span text:style-name="T7">0</text:span><text:span text:style-name="T4">2 mm</text:span></text:p>
      <text:p text:style-name="P4"/>
      <text:p text:style-name="P3"/>
      <text:h text:style-name="P2" text:outline-level="4"><text:span text:style-name="T1">Micromonas</text:span> sp.</text:h>
      <text:p text:style-name="P5"><text:span text:style-name="T3">1960: Descripción de </text:span><text:span text:style-name="Emphasis"><text:span text:style-name="T2">Micromonas pusilla</text:span></text:span><text:span text:style-name="T3">, una de las microalgas más abundantes en las aguas templadas costeras. En cada mililitro de agua de mar podemos encontrar hasta 30 000 </text:span><text:span text:style-name="Emphasis"><text:span text:style-name="T2">Micromonas.</text:span></text:span></text:p>
      <text:p text:style-name="P6"/>
      <text:p text:style-name="P6"/>
      <text:h text:style-name="P2" text:outline-level="4"><text:span text:style-name="T1">Ostreococcus</text:span> sp.</text:h>
      <text:p text:style-name="P5"><text:span text:style-name="Emphasis"><text:span text:style-name="T2">Ostreococcus</text:span></text:span><text:span text:style-name="T3"> es la primera especie de alga unicelular que fue observada en el lago de Thau al sur de Francia y que fue descrita en 1995. Es la célula eucariótica más pequeña conocida, midiendo 0.8µm.</text:span></text:p>
      <text:p text:style-name="P6"/>
      <text:p text:style-name="P6"/>
      <text:h text:style-name="P2" text:outline-level="4"><text:span text:style-name="T1">Pelagibacter</text:span> sp.</text:h>
      <text:p text:style-name="P5"><text:span text:style-name="Emphasis"><text:span text:style-name="T2">Pelagibacter</text:span></text:span><text:span text:style-name="T3"> es uno de los organismos más pequeños y abundantes de la superficie del océano: pertenece al linaje de las bacterias. Las bacterias son organismos unicelulares cuyo ADN no está confinado dentro de un núcleo. También se les llama procariotas.</text:span></text:p>
      <text:p text:style-name="P6"/>
      <text:p text:style-name="P6"/>
      <text:h text:style-name="P1" text:outline-level="4">Fago</text:h>
      <text:p text:style-name="P5"><text:span text:style-name="T3">Un fago es un virus que solamente infecta a las bacterias, como </text:span><text:span text:style-name="Emphasis"><text:span text:style-name="T2">Pelagibacter</text:span></text:span><text:span text:style-name="T3"> o </text:span><text:span text:style-name="Emphasis"><text:span text:style-name="T2">Prochlorococcus</text:span></text:span><text:span text:style-name="T3"> por ejemplo. En un mililitro de agua de mar hay una media de 10 millones de virus.</text:span></text:p>
      <text:p text:style-name="P6"/>
      <text:p text:style-name="P6"/>
      <text:h text:style-name="P2" text:outline-level="4"><text:span text:style-name="T1">Prochlorococcus</text:span> sp.</text:h>
      <text:p text:style-name="P7">Las cianobacterias fueron las primeras productoras de oxígeno en la Tierra, hace unos 3.7 billones de años. Estas bacterias son capaces de realizar la fotosíntesis.</text:p>
      <text:p text:style-name="P6"/>
      <text:p text:style-name="P6"/>
      <text:h text:style-name="P1" text:outline-level="4">Amoebophrya</text:h>
      <text:p text:style-name="P5"><text:span text:style-name="Emphasis"><text:span text:style-name="T2">Amoebophrya</text:span></text:span><text:span text:style-name="T3"> es un grupo de plancton que parasita otros plancton! Es capaz de infectar a las microalgas, a pesar de que sean tóxicas, las mata para poder crecer y reproducirse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19:53.742852376</meta:creation-date>
    <dc:date>2024-10-05T17:25:57.238485517</dc:date>
    <meta:editing-duration>PT6M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07" meta:character-count="1268" meta:non-whitespace-character-count="1072"/>
  </office:meta>
</office:document-meta>
</file>